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line-break/><text:line-break/>## Een responsieve website met Art Deco flair\!<text:line-break/><text:line-break/>Wat een leuk project\! Het bouwen van een responsieve website met een moderne uitstraling én Art Deco elementen klinkt fantastisch. Hieronder vind je een plan om dit aan te pakken, inclusief containerresponsiviteit en de specifieke elementen die je hebt genoemd.<text:line-break/><text:line-break/>### Technologieën<text:line-break/><text:line-break/>Voor een moderne en responsieve website kun je de volgende technologieën overwegen:<text:line-break/><text:line-break/> <text:s/>HTML5:** Voor de structuur en content van je pagina's.<text:line-break/> <text:s/>CSS3 (met Flexbox of CSS Grid):** Essentieel voor lay-out, styling en het implementeren van containerresponsiviteit. Je kunt CSS variabelen (custom properties) gebruiken voor je Art Deco kleurenpalet en lettertypes, wat het beheer vereenvoudigt.<text:line-break/> <text:s/>JavaScript (optioneel):** Als je interactieve elementen wilt toevoegen, zoals een navigatiemenu dat inklapt op mobiel.<text:line-break/><text:line-break/>### Structuur van de website<text:line-break/><text:line-break/>Je website zal bestaan uit de volgende vier pagina's:<text:line-break/><text:line-break/> <text:s/>Home:** De startpagina van je website.<text:line-break/> <text:s/>About:** Een pagina met een kort verhaal over jezelf en een kleine foto.<text:line-break/> <text:s/>Projects:** Een overzicht van je projecten.<text:line-break/> <text:s/>Comics:** Een pagina met vier afbeeldingen die responsief worden weergegeven.<text:line-break/><text:line-break/>Elke pagina zal een consistente header (met navigatie) en footer hebben voor een professionele uitstraling.<text:line-break/><text:line-break/>### Art Deco stijl<text:line-break/><text:line-break/>De Art Deco stijl combineert elegantie met geometrische vormen en rijke kleuren. Hier zijn enkele ideeën voor fonts en kleuren:<text:line-break/><text:line-break/>#### Art Deco lettertypes (fonts)<text:line-break/><text:line-break/>Voor de Art Deco uitstraling kun je spelen met een combinatie van schreefloze lettertypes (sans-serif) voor de hoofdtekst en decoratieve schreeflettertypes (serif) voor koppen of accenten.<text:line-break/><text:line-break/> <text:s/>Voor titels en koppen:** Overweeg lettertypes zoals **Didot**, **Bodoni**, of **Playfair Display**. Deze hebben elegante, hoge contrasten en een klassieke uitstraling. Voor een meer uitgesproken Art Deco gevoel kun je zoeken naar lettertypes zoals **Broadway**, **Metropolis**, of **Gatsby**.<text:line-break/> <text:s/>Voor de hoofdtekst:** Kies een goed leesbaar, modern schreefloos lettertype zoals **Open Sans**, **Montserrat**, of **Lato**. Dit zorgt voor een goede leesbaarheid op alle apparaten.<text:line-break/><text:line-break/>#### Art Deco kleuren<text:line-break/><text:soft-page-break/><text:line-break/>Art Deco kleurenpaletten variëren, maar omvatten vaak diepe, rijke tinten gecombineerd met metallics en neutrale kleuren. Denk aan:<text:line-break/><text:line-break/> <text:s/>Diepe Juweeltinten:** Saffierblauw, smaragdgroen, robijnrood, amethistpaars.<text:line-break/> <text:s/>Metallics:** Goud, zilver, brons.<text:line-break/> <text:s/>Neutrale tinten:** Crème, beige, zwart, donkerbruin.<text:line-break/> <text:s/>Accentkleuren:** Vaak helder en contrasterend, zoals een diep oranje of turquoise.<text:line-break/><text:line-break/>Je kunt CSS variabelen gebruiken om je kleuren te definiëren, bijvoorbeeld:<text:line-break/><text:line-break/>```css<text:line-break/>:root {<text:line-break/> <text:s/>--primary-color: #2C3E50; /* Donkerblauw */<text:line-break/> <text:s/>--secondary-color: #F39C12; /* Goudgeel */<text:line-break/> <text:s/>--accent-color: #E74C3C; /* Robijnrood */<text:line-break/> <text:s/>--text-color: #34495E; /* Donkergrijs */<text:line-break/> <text:s/>--background-color: #ECF0F1; /* Lichtgrijs */<text:line-break/>}<text:line-break/>```<text:line-break/><text:line-break/>### Containerresponsiviteit<text:line-break/><text:line-break/>Containerresponsiviteit betekent dat elementen binnen een container reageren op de beschikbare ruimte *van die container*, in plaats van op de viewport van het hele scherm. Dit is een geavanceerder concept dan traditionele media queries, maar biedt meer flexibiliteit.<text:line-break/><text:line-break/>Je kunt dit bereiken met **`@container` queries** (een relatief nieuwe CSS-functie) of door een combinatie van **Flexbox/CSS Grid** met **`minmax()`** en **`clamp()`** functies om flexibele maten te definiëren.<text:line-break/><text:line-break/>Voor de `Comics` pagina, waarbij afbeeldingen op mobiel onder elkaar moeten staan, kun je Flexbox of CSS Grid gebruiken.<text:line-break/><text:line-break/>**Voorbeeld met Flexbox voor de Comics pagina:**<text:line-break/><text:line-break/>```css<text:line-break/>.comics-gallery {<text:line-break/> <text:s/>display: flex;<text:line-break/> <text:s/>flex-wrap: wrap; /* Zorgt ervoor dat items naar de volgende regel springen */<text:line-break/> <text:s/>justify-content: center; /* Centreert de afbeeldingen */<text:line-break/> <text:s/>gap: 20px; /* Ruimte tussen de afbeeldingen */<text:line-break/>}<text:line-break/><text:line-break/>.comics-gallery img {<text:line-break/> <text:s/>max-width: 100%; /* Zorgt ervoor dat afbeeldingen niet buiten hun container treden */<text:line-break/> <text:s/>height: auto;<text:line-break/> <text:s/>flex: 1 1 200px; /* Flexibele breedte, minimaal 200px breed */<text:line-break/> <text:s/>/* Op kleine schermen, als de container minder dan 200px ruimte biedt, zal de afbeelding de volle <text:soft-page-break/>breedte nemen */<text:line-break/>}<text:line-break/><text:line-break/>/* Voorbeeld van container query als je dit wilt toepassen op een specifieke container */<text:line-break/>/* Stel, je hebt een container genaamd 'my-comic-section' */<text:line-break/>@container my-comic-section (max-width: 400px) {<text:line-break/> <text:s/>.comics-gallery {<text:line-break/> <text:s text:c="3"/>flex-direction: column; /* Stapel afbeeldingen verticaal */<text:line-break/> <text:s/>}<text:line-break/>}<text:line-break/>```<text:line-break/><text:line-break/>Merk op dat `@container` queries vereisen dat de parent container een `container-type` en `container-name` heeft gedefinieerd. Dit is geavanceerder en afhankelijk van browserondersteuning. Voor de meeste standaard responsieve layouts volstaat een combinatie van Flexbox/Grid en traditionele media queries.<text:line-break/><text:line-break/>### Specifieke pagina-elementen<text:line-break/><text:line-break/>#### Comics Page<text:line-break/><text:line-break/> <text:s/>* Vier afbeeldingen.<text:line-break/> <text:s/>* Gebruik **Flexbox** met `flex-wrap: wrap;` of **CSS Grid** om ze naast elkaar te plaatsen op grotere schermen.<text:line-break/> <text:s/>* Gebruik een media query om de `flex-direction` naar `column` te zetten, of de `grid-template-columns` naar `1fr` voor mobiele weergave, zodat de afbeeldingen onder elkaar komen te staan.<text:line-break/><text:line-break/>&lt;!-- end list --&gt;<text:line-break/><text:line-break/>```css<text:line-break/>/* Standaard voor desktop/grotere schermen */<text:line-break/>.comics-container {<text:line-break/> <text:s/>display: grid;<text:line-break/> <text:s/>grid-template-columns: repeat(auto-fit, minmax(250px, 1fr)); /* Afbeeldingen van minimaal 250px breed */<text:line-break/> <text:s/>gap: 20px;<text:line-break/>}<text:line-break/><text:line-break/>/* Voor mobiele apparaten */<text:line-break/>@media (max-width: 768px) { /* Pas dit aan je breekpunten aan */<text:line-break/> <text:s/>.comics-container {<text:line-break/> <text:s text:c="3"/>grid-template-columns: 1fr; /* Één kolom, dus onder elkaar */<text:line-break/> <text:s/>}<text:line-break/>}<text:line-break/>```<text:line-break/><text:line-break/>#### About Page<text:line-break/><text:line-break/> <text:s/>* Een kort verhaal over jezelf.<text:line-break/><text:soft-page-break/> <text:s/>* Een kleine foto: Zorg ervoor dat de foto responsief is ( `max-width: 100%; height: auto;`) en plaats deze eventueel met `float` of Flexbox naast de tekst.<text:line-break/><text:line-break/>&lt;!-- end list --&gt;<text:line-break/><text:line-break/>```html<text:line-break/>&lt;div class="about-content"&gt;<text:line-break/> <text:s/>&lt;img src="jouw-foto.jpg" alt="Jouw foto" class="about-photo"&gt;<text:line-break/> <text:s/>&lt;p&gt;Hier komt jouw korte verhaal over jezelf...&lt;/p&gt;<text:line-break/>&lt;/div&gt;<text:line-break/>```<text:line-break/><text:line-break/>```css<text:line-break/>.about-content {<text:line-break/> <text:s/>display: flex;<text:line-break/> <text:s/>flex-direction: column; /* Standaard onder elkaar op mobiel */<text:line-break/> <text:s/>align-items: center; /* Centreer items */<text:line-break/> <text:s/>gap: 20px;<text:line-break/>}<text:line-break/><text:line-break/>.about-photo {<text:line-break/> <text:s/>max-width: 150px; /* Kleinere foto */<text:line-break/> <text:s/>height: auto;<text:line-break/> <text:s/>border-radius: 50%; /* Voor een ronde foto, optioneel */<text:line-break/> <text:s/>float: left; /* Voor tekst om de foto heen */<text:line-break/> <text:s/>margin-right: 20px;<text:line-break/> <text:s/>margin-bottom: 10px;<text:line-break/>}<text:line-break/><text:line-break/>@media (min-width: 768px) {<text:line-break/> <text:s/>.about-content {<text:line-break/> <text:s text:c="3"/>flex-direction: row; /* Naast elkaar op grotere schermen */<text:line-break/> <text:s text:c="3"/>align-items: flex-start;<text:line-break/> <text:s/>}<text:line-break/>}<text:line-break/>```<text:line-break/><text:line-break/>### Volgende stappen<text:line-break/><text:line-break/>1. <text:s/>**Project opzetten:** Maak een mapstructuur voor je HTML-, CSS- en eventuele JS-bestanden.<text:line-break/>2. <text:s/>**Basale HTML:** Maak de `index.html` (Home), `about.html`, `projects.html` en `comics.html` bestanden. Zorg voor een gemeenschappelijke header en footer die je eventueel via JavaScript of een server-side taal kunt injecteren om duplicatie te voorkomen, of kopieer ze handmatig.<text:line-break/>3. <text:s/>**Responsieve navigatie:** Implementeer een navigatiemenu dat goed werkt op zowel desktop als mobiel (bijvoorbeeld een hamburgermenu op mobiel).<text:line-break/>4. <text:s/>**Styling met Art Deco:** Begin met je kleurenpalet en lettertypes in CSS.<text:line-break/>5. <text:s/>**Content toevoegen:** Vul de pagina's met je tekst en afbeeldingen.<text:line-break/>6. <text:s/>**Testen:** Test de responsiviteit grondig op verschillende schermformaten (gebruik de developer tools van je browser).<text:line-break/><text:soft-page-break/><text:line-break/>Dit is een goed startpunt voor je website. Succes met bouwen\!<text:line-break/><text:line-break/>Heb je al een voorkeur voor een specifiek CSS-framework, of wil je alles from scratch bouw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9T18:41:40.706187200</meta:creation-date>
    <dc:date>2025-06-29T18:43:29.691776400</dc:date>
    <meta:editing-duration>PT1M49S</meta:editing-duration>
    <meta:editing-cycles>1</meta:editing-cycles>
    <meta:document-statistic meta:table-count="0" meta:image-count="0" meta:object-count="0" meta:page-count="5" meta:paragraph-count="1" meta:word-count="1045" meta:character-count="7436" meta:non-whitespace-character-count="6228"/>
    <meta:generator>LibreOffice/25.2.4.3$Windows_X86_64 LibreOffice_project/33e196637044ead23f5c3226cde09b47731f7e27</meta:generator>
  </office:meta>
</office:document-meta>
</file>